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 table:number-rows-repeated="2">
          <table:table-cell table:style-name="Default"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office:value-type="float" office:value="100000">
            <text:p>100,000</text:p>
          </table:table-cell>
          <table:table-cell office:value-type="float" office:value="111000">
            <text:p>111,000</text:p>
          </table:table-cell>
        </table:table-row>
        <table:table-row table:style-name="ro1">
          <table:table-cell/>
          <table:table-cell office:value-type="float" office:value="1000000">
            <text:p>1,000,000</text:p>
          </table:table-cell>
          <table:table-cell office:value-type="float" office:value="10000000">
            <text:p>10,000,000</text:p>
          </table:table-cell>
          <table:table-cell office:value-type="float" office:value="100000000">
            <text:p>100,000,000</text:p>
          </table:table-cell>
          <table:table-cell office:value-type="float" office:value="111000000">
            <text:p>111,000,000</text:p>
          </table:table-cell>
        </table:table-row>
        <table:table-row table:style-name="ro1">
          <table:table-cell office:value-type="float" office:value="1010100">
            <text:p>1,010,100</text:p>
          </table:table-cell>
          <table:table-cell table:style-name="ce1" office:value-type="float" office:value="1001001">
            <text:p>1,001,001</text:p>
          </table:table-cell>
          <table:table-cell table:style-name="ce1" office:value-type="float" office:value="10010010">
            <text:p>10,010,010</text:p>
          </table:table-cell>
          <table:table-cell table:style-name="ce1" office:value-type="float" office:value="100100100">
            <text:p>100,100,100</text:p>
          </table:table-cell>
          <table:table-cell office:value-type="float" office:value="100010001">
            <text:p>100,010,0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2/16/2015</text:date>, <text:time>10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wilson</meta:initial-creator>
    <meta:creation-date>2015-12-16T10:52:52</meta:creation-date>
    <dc:date>2015-12-16T10:56:21</dc:date>
    <dc:creator>brett wilson</dc:creator>
    <meta:editing-duration>PT3M32S</meta:editing-duration>
    <meta:editing-cycles>1</meta:editing-cycles>
    <meta:document-statistic meta:table-count="3" meta:cell-count="17" meta:object-count="0"/>
    <meta:generator>OpenOffice/4.1.2$Unix OpenOffice.org_project/412m3$Build-9782</meta:generator>
  </office:meta>
</office:document-meta>
</file>